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19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429in"/>
    </style:style>
    <style:style style:name="co5" style:family="table-column">
      <style:table-column-properties fo:break-before="auto" style:column-width="0.6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yer_cou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count(*)</text:p>
          </table:table-cell>
          <table:table-cell/>
          <table:table-cell office:value-type="string" calcext:value-type="string">
            <text:p>Sut-Total</text:p>
          </table:table-cell>
          <table:table-cell/>
          <table:table-cell office:value-type="string" calcext:value-type="string">
            <text:p>Decomposition-status</text:p>
          </table:table-cell>
        </table:table-row>
        <table:table-row table:style-name="ro1">
          <table:table-cell office:value-type="string" calcext:value-type="string">
            <text:p>HSK_1-Common-01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HSK_1-Common-0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HSK_1-Common-03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HSK_1-Common-0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HSK_1-Common-05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HSK_1-Common-06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HSK_1-Common-07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1-Common-08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1-Common-09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1-Common-10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1-Common-11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1-Common-12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1-Common-13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1-Common-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1-Common-15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1-Common-16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 SUM([.$B2:.$B17])" office:value-type="float" office:value="2806" calcext:value-type="float">
            <text:p>2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_2-CommonLow-1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2-CommonLow-2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2-CommonLow-3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2-CommonLow-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2-CommonLow-5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2-CommonLow-6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2-CommonLow-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 SUM([.$B18:.$B24])"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_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K_8</text:p>
          </table:table-cell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formula="of:= SUM([.$B2:.$B30])" office:value-type="float" office:value="11516" calcext:value-type="float">
            <text:p>115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1-25T01:31:38.015000000</dc:date>
    <meta:editing-duration>PT4M45S</meta:editing-duration>
    <meta:editing-cycles>3</meta:editing-cycles>
    <meta:document-statistic meta:table-count="1" meta:cell-count="63" meta:object-count="0"/>
  </office:meta>
</office:document-meta>
</file>